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Arial" fo:font-size="14.0pt"/>
    </style:style>
    <style:style style:name="P2" style:family="paragraph" style:parent-style-name="Standard">
      <style:paragraph-properties fo:line-height="115%"/>
      <style:text-properties style:font-name="Arial" fo:font-size="11.0pt"/>
    </style:style>
    <style:style style:name="P3" style:family="paragraph" style:parent-style-name="Standard">
      <style:text-properties style:font-name="Arial" fo:font-size="12.0pt"/>
    </style:style>
    <style:style style:name="P4" style:family="paragraph" style:parent-style-name="Standard">
      <style:paragraph-properties fo:line-height="115%"/>
      <style:text-properties style:font-name="Arial" fo:font-size="12.0pt"/>
    </style:style>
    <style:style style:name="P5" style:family="paragraph" style:parent-style-name="Standard">
      <style:paragraph-properties fo:margin-top="0.2083in" fo:margin-bottom="0.2083in"/>
      <style:text-properties style:font-name="Times" fo:font-size="12.0pt" fo:color="#0d0d0d"/>
    </style:style>
    <style:style style:name="P6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d0d0d"/>
    </style:style>
    <style:style style:name="P7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2.0pt" fo:color="#1155cc"/>
    </style:style>
    <style:style style:name="P8" style:family="paragraph" style:parent-style-name="Standard">
      <style:paragraph-properties fo:margin-left="0.5000in" fo:line-height="115%"/>
      <style:text-properties style:font-name="Times" fo:font-size="12.0pt" fo:color="#0d0d0d"/>
    </style:style>
    <style:style style:name="P9" style:family="paragraph" style:parent-style-name="Standard">
      <style:paragraph-properties fo:line-height="115%"/>
      <style:text-properties style:font-name="Arial" fo:font-size="10.0pt"/>
    </style:style>
    <style:style style:name="P10" style:family="paragraph" style:parent-style-name="Standard">
      <style:paragraph-properties fo:text-align="center"/>
      <style:text-properties style:font-name="Arial" fo:font-size="10.0pt" fo:color="#1155cc"/>
    </style:style>
    <style:style style:name="P11" style:family="paragraph" style:parent-style-name="Standard">
      <style:paragraph-properties fo:text-align="center" fo:line-height="115%"/>
      <style:text-properties style:font-name="Arial" fo:font-size="10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Arial" fo:color="#1155cc"/>
    </style:style>
    <style:style style:name="T3" style:family="text">
      <style:text-properties style:font-name="Arial" style:text-underline-style="solid" fo:color="#1155cc"/>
    </style:style>
    <style:style style:name="T4" style:family="text">
      <style:text-properties style:font-name="Arial" fo:color="#000000"/>
    </style:style>
    <style:style style:name="T5" style:family="text">
      <style:text-properties fo:font-size="11.0pt" fo:font-size-asian="11.0pt" fo:font-size-complex="11.0pt" fo:color="#1155cc"/>
    </style:style>
    <style:style style:name="T6" style:family="text">
      <style:text-properties style:font-name="Arial" fo:font-size="11.0pt" fo:font-size-asian="11.0pt" fo:font-size-complex="11.0pt" fo:color="#000000"/>
    </style:style>
    <style:style style:name="T7" style:family="text">
      <style:text-properties fo:font-size="11.0pt" fo:font-size-asian="11.0pt" fo:font-size-complex="11.0pt"/>
    </style:style>
    <style:style style:name="T8" style:family="text">
      <style:text-properties style:font-name="Arial" fo:font-weight="bold" fo:font-weight-asian="bold" fo:font-weight-complex="bold" fo:color="#000000"/>
    </style:style>
    <style:style style:name="T9" style:family="text">
      <style:text-properties style:text-underline-style="solid"/>
    </style:style>
    <style:style style:name="T10" style:family="text">
      <style:text-properties style:text-underline-style="solid" fo:color="#1155cc"/>
    </style:style>
    <style:style style:name="T11" style:family="text">
      <style:text-properties fo:font-weight="bold" fo:font-weight-asian="bold" fo:font-weight-complex="bold" style:text-underline-style="solid"/>
    </style:style>
    <style:style style:name="T12" style:family="text">
      <style:text-properties fo:font-weight="bold" fo:font-weight-asian="bold" fo:font-weight-complex="bold" style:text-position="super 100%" fo:color="#000000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PROJETO DE QUALIFICAÇÃO DO ECOSSISTEMA DE SOLUÇÕES DIGITAIS PARA MAPEAMENTO E GESTÃO CULTURAL</text:span></text:p>
      <text:p text:style-name="P2"/>
      <text:p text:style-name="P2"/>
      <text:p text:style-name="P2"/>
      <text:p text:style-name="P3"><text:span text:style-name="T1">IDENTIFICAÇÃO DO PRODUTO</text:span></text:p>
      <text:p text:style-name="P4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3">META 2</text:p>
          </table:table-cell>
          <table:table-cell table:style-name="TableCell1">
            <text:p text:style-name="P4">Publicação de uma versão atualizada do Mapas, contemplando as funcionalidades mínimas necessárias para atender à demanda por ferramentas digitais de mapeamento, monitoramento,prestação de contas, avaliação, cadastro e inscrição de propostas da Política Nacional de Fomento à Cultura Aldir Blanc.</text:p>
          </table:table-cell>
        </table:table-row>
        <table:table-row>
          <table:table-cell table:style-name="TableCell1">
            <text:p text:style-name="P3">PRODUTO 2</text:p>
          </table:table-cell>
          <table:table-cell table:style-name="TableCell1">
            <text:p text:style-name="P4">Roadmap com a relação das funcionalidades mínimas necessárias para desenvolvimento do Produto Mapas para atendimento aos requisitos da execução federativa das Leis de Fomento à Cultura</text:p>
          </table:table-cell>
        </table:table-row>
      </table:table>
      <text:p text:style-name="P4"/>
      <text:p text:style-name="P4"/>
      <text:p text:style-name="P3"><text:span text:style-name="T1">CONTEÚDO DO PRODUTO</text:span></text:p>
      <text:p text:style-name="P5">Este produto compreende um conjunto de documentos e ferramentas que constituem as bases para a evolução do <text:span text:style-name="T1">Produto Mapas</text:span>, e que permitirá o início do diálogo entre as diversas equipes de desenvolvimento desse produto, para otimizar o planejamento colaborativo e a previsibilidade das entregas e melhorias na ferramenta, sendo constituído pelos itens a seguir:</text:p>
      <text:list text:style-name="L1">
        <text:list-item>
          <text:p text:style-name="P6"><text:span text:style-name="T2"/><text:a xlink:type="simple" xlink:href="https://bit.ly/oficina-design-fomento"><text:span text:style-name="T3">Evidências da Oficina de Design de Soluções Digitais</text:span></text:a><text:span text:style-name="T4"><text:line-break/></text:span>Publicação evidenciando a realização e os achados da Oficina, que mapeou as necessidades para execução federativa das Leis de Fomento à Cultura. O documento detalha o <text:span text:style-name="T1">banco de problemas</text:span><text:s/>identificados e está disponível para apreciação e colaboração pública nestes links: <text:a xlink:type="simple" xlink:href="https://bit.ly/oficina-design-fomento"><text:span text:style-name="T5">https://bit.ly/oficina-design-fomento</text:span></text:a><text:span text:style-name="T6"><text:s/>e </text:span><text:a xlink:type="simple" xlink:href="https://solucoesdigitais.mapas.tec.br/"><text:span text:style-name="T5">https://solucoesdigitais.mapas.tec.br/</text:span></text:a><text:span text:style-name="T7">.</text:span><text:span text:style-name="T8"><text:line-break/></text:span></text:p>
        </text:list-item>
        <text:list-item>
          <text:p text:style-name="P7"><text:a xlink:type="simple" xlink:href="#_bpepjgbeukhr"><text:span text:style-name="T9">Roadmap resumido</text:span></text:a></text:p>
        </text:list-item>
      </text:list>
      <text:p text:style-name="P8">Apresentação da visão geral das ações planejadas no roadmap, disponível para apreciação e colaboração pública<text:span text:style-name="T4">.</text:span></text:p>
      <text:p text:style-name="P4"><text:tab/></text:p>
      <text:list text:style-name="L1">
        <text:list-item>
          <text:p text:style-name="P7"><text:a xlink:type="simple" xlink:href="#_quyxkiofvxgb"><text:span text:style-name="T9">Roadmap detalhado</text:span></text:a></text:p>
        </text:list-item>
      </text:list>
      <text:p text:style-name="P8">Previsão temporal de ações para implementação das funcionalidades mínimas necessárias, visando o atendimento aos requisitos da execução federativa das Leis de Fomento à Cultura.</text:p>
      <text:p text:style-name="P3"><text:span text:style-name="T1">ROADMAP RESUMIDO</text:span></text:p>
      <text:p text:style-name="P2"/>
      <text:p text:style-name="P2"/>
      <text:p text:style-name="P3"><text:span text:style-name="T1">ROADMAP DETALHADO</text:span></text:p>
      <text:p text:style-name="P4"/>
      <text:p text:style-name="P4">O roadmap foi elaborado em formato de infográfico, utilizando uma ferramenta de desenho colaborativo, e está disponível na <text:a xlink:type="simple" xlink:href="#_9oqreo30w9ov"><text:span text:style-name="T10">última página</text:span></text:a><text:s/>deste documento. Todas as descrições abaixo indicam apenas o mês de início da cada ação. O prazo estimado em meses está indicado apenas no infográfico.</text:p>
      <text:p text:style-name="P4"/>
      <text:p text:style-name="P3">JANEIRO</text:p>
      <text:p text:style-name="P4"><text:span text:style-name="T1"/></text:p>
      <text:p text:style-name="P4"><text:span text:style-name="T1">Estruturação</text:span></text:p>
      <text:p text:style-name="P4">Adequação do cronograma geral do projeto;</text:p>
      <text:p text:style-name="P4">Desenho da estrutura de pessoas necessárias para desenvolvimento das atividades;</text:p>
      <text:p text:style-name="P4"/>
      <text:p text:style-name="P3">FEVEREIRO</text:p>
      <text:p text:style-name="P4"/>
      <text:p text:style-name="P4"><text:span text:style-name="T1">Oficina de Design</text:span></text:p>
      <text:p text:style-name="P4">Criação e refinamento metodológico da I Oficina de Design - Ativação Federativa de Soluções Digital para o Fomento à Cultura;</text:p>
      <text:p text:style-name="P4">Realização da Oficina.</text:p>
      <text:p text:style-name="P4"/>
      <text:p text:style-name="P4"><text:span text:style-name="T1">Banco de problemas</text:span></text:p>
      <text:p text:style-name="P4">Construção do banco de problemas das soluções digitais para execução para federativa das Leis de Fomento à Cultura, de acordo com os relatos coletados na Oficina.</text:p>
      <text:p text:style-name="P4"/>
      <text:p text:style-name="P3">MARÇO</text:p>
      <text:p text:style-name="P4"/>
      <text:p text:style-name="P4"><text:span text:style-name="T1">Sistematização do banco de problemas</text:span></text:p>
      <text:p text:style-name="P4">Análise de causas e efeitos dos problemas mapeados com categorização de acordo com a etapa do fluxo.</text:p>
      <text:p text:style-name="P4"/>
      <text:p text:style-name="P4"><text:span text:style-name="T1">Proposição de épicos iniciais</text:span></text:p>
      <text:p text:style-name="P4">Identificação preliminar de macro necessidades que exigirão um conjunto de intervenções para solução.</text:p>
      <text:p text:style-name="P4"/>
      <text:p text:style-name="P4"><text:span text:style-name="T1">Estruturação do roadmap de desenvolvimento</text:span></text:p>
      <text:p text:style-name="P4">Definição de prazos gerais para desenvolvimento das funcionalidades, considerando as etapas de mapeamento e definição de requisitos e escopo.</text:p>
      <text:p text:style-name="P4"/>
      <text:p text:style-name="P3">ABRIL</text:p>
      <text:p text:style-name="P4"/>
      <text:p text:style-name="P4"><text:span text:style-name="T1">Onboarding de novos integrantes do time</text:span></text:p>
      <text:p text:style-name="P4">Integração dos bolsistas e prestadores de serviço que executarão as atividades operacionais nos squads.</text:p>
      <text:p text:style-name="P4"/>
      <text:p text:style-name="P4"><text:span text:style-name="T1"/></text:p>
      <text:p text:style-name="P4"><text:span text:style-name="T1">Alinhamento de metodologia do roadmap de desenvolvimento*</text:span></text:p>
      <text:p text:style-name="P4">Definição dos fluxos de acompanhamento, testes, validações e liberações das funcionalidades.</text:p>
      <text:p text:style-name="P4"/>
      <text:p text:style-name="P4"><text:span text:style-name="T1">Refinamento de necessidades no fluxo de fomento*</text:span></text:p>
      <text:p text:style-name="P4">Definição dos problemas que estão ligados diretamente ao fluxo e que podem ser resolvidos por uma solução digital. Etapa subsidiada pelos ativos da oficina e pela sistematização do banco de problemas.</text:p>
      <text:p text:style-name="P4"/>
      <text:p text:style-name="P4"><text:span text:style-name="T1">Avaliação heurística*</text:span></text:p>
      <text:p text:style-name="P4">Identificação de melhorias com baixo esforço técnico e alta geração de valor para as pessoas usuárias.</text:p>
      <text:p text:style-name="P4"/>
      <text:p text:style-name="P4"><text:span text:style-name="T1">Mapeamento de jornada*</text:span></text:p>
      <text:p text:style-name="P4">Documentação da jornada dos perfis gestora cultural, agente cultural, avaliadora, gestora de desenvolvimento, gestora de infraestrutura, administradora do sistema e público geral.</text:p>
      <text:p text:style-name="P4"/>
      <text:p text:style-name="P4"><text:span text:style-name="T1">Testes de usabilidade*</text:span></text:p>
      <text:p text:style-name="P4">Início dos testes a partir das jornadas mapeadas.</text:p>
      <text:p text:style-name="P4"/>
      <text:p text:style-name="P3">MAIO</text:p>
      <text:p text:style-name="P4"/>
      <text:p text:style-name="P4"><text:span text:style-name="T1">Definição de MVPs*</text:span></text:p>
      <text:p text:style-name="P4">Alinhamento de expectativas com MinC sobre as funcionalidades mínimas que serão desenvolvidas no escopo do Termo de Execução Descentralizada.</text:p>
      <text:p text:style-name="P4"/>
      <text:p text:style-name="P4"><text:span text:style-name="T1">Desenho de experiência*</text:span></text:p>
      <text:p text:style-name="P4">Arquitetura e prototipação de experiência e interface de usuário a partir do papéis definidos e indicações dos testes.</text:p>
      <text:p text:style-name="P4"/>
      <text:p text:style-name="P4"><text:span text:style-name="T1">Desenvolvimento de funcionalidades</text:span></text:p>
      <text:p text:style-name="P4">Desenvolvimento de código, correção de bugs e implementações indicadas pela equipe de design a partir das análises efetuadas nas etapas anteriores.</text:p>
      <text:p text:style-name="P2"/>
      <text:p text:style-name="P2"/>
      <text:p text:style-name="P2">______</text:p>
      <text:p text:style-name="P9">* Etapas vinculadas à Meta 2, Produto 3</text:p>
      <text:p text:style-name="P10"><text:a xlink:type="simple" xlink:href="https://www.figma.com/file/4J3YoNRyskxStp8UeqNKew/RoadMap-de-funcionalidades-m%C3%ADnimas-(27%2F03%2F24)?type=whiteboard&amp;node-id=1-2&amp;t=DqBGsWslONiKpTQ5-4"><text:span text:style-name="T11">Clique na imagem para conferir a versão online em alta resolução.</text:span></text:a><text:span text:style-name="T12">1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11"/>
      <text:p text:style-name="P11"/>
      <text:p text:style-name="P11"/>
      <text:p text:style-name="P11"/>
      <text:p text:style-name="P1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7</meta:generator>
  </office:meta>
</office:document-meta>
</file>